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029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518cm" svg:height="2.279cm" svg:x="4.009cm" svg:y="1.786cm">
          <draw:text-box>
            <text:p text:style-name="P1"><text:a xlink:href="https://www.scilab.org/tutorials/scilab-arduino-for-low-cost-data-acquisition" xlink:type="simple">Scilab &amp; Arduino for low-cost data acquisition | Scilab</text:a><text:s/></text:p>
          </draw:text-box>
        </draw:frame>
        <draw:frame draw:style-name="gr2" draw:text-style-name="P3" draw:layer="layout" svg:width="21.322cm" svg:height="0.963cm" svg:x="2.073cm" svg:y="3.056cm">
          <draw:text-box>
            <text:p>https://www.scilab.org/tutorials/scilab-arduino-for-low-cost-data-acquisi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5T16:00:24.554000000</meta:creation-date>
    <dc:date>2025-03-05T16:01:47.554000000</dc:date>
    <meta:editing-duration>PT1M24S</meta:editing-duration>
    <meta:editing-cycles>1</meta:editing-cycles>
    <meta:document-statistic meta:object-count="2"/>
    <meta:generator>LibreOffice/24.2.2.2$Windows_X86_64 LibreOffice_project/d56cc158d8a96260b836f100ef4b4ef25d6f1a01</meta:generator>
  </office:meta>
</office:document-meta>
</file>